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MS Shell Dlg" svg:font-family="'MS Shell Dlg'"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officeooo:rsid="000294e1" officeooo:paragraph-rsid="002b6e47"/>
    </style:style>
    <style:style style:name="P2" style:family="paragraph" style:parent-style-name="Text_20_body">
      <style:paragraph-properties fo:text-align="start" style:justify-single-word="false"/>
      <style:text-properties officeooo:paragraph-rsid="0028f467"/>
    </style:style>
    <style:style style:name="P3" style:family="paragraph" style:parent-style-name="Text_20_body">
      <style:paragraph-properties fo:text-align="start" style:justify-single-word="false"/>
      <style:text-properties officeooo:rsid="00241b5f" officeooo:paragraph-rsid="00241b5f"/>
    </style:style>
    <style:style style:name="P4" style:family="paragraph" style:parent-style-name="Text_20_body">
      <style:paragraph-properties fo:margin-top="0in" fo:margin-bottom="0.0181in" loext:contextual-spacing="false" fo:text-align="start" style:justify-single-word="false"/>
      <style:text-properties officeooo:paragraph-rsid="003aa21a"/>
    </style:style>
    <style:style style:name="P5" style:family="paragraph" style:parent-style-name="Text_20_body">
      <style:paragraph-properties fo:margin-top="0in" fo:margin-bottom="0.0181in" loext:contextual-spacing="false" fo:text-align="start" style:justify-single-word="false"/>
      <style:text-properties officeooo:paragraph-rsid="0063d2be"/>
    </style:style>
    <style:style style:name="P6" style:family="paragraph" style:parent-style-name="Text_20_body">
      <style:paragraph-properties fo:margin-top="0in" fo:margin-bottom="0.0181in" loext:contextual-spacing="false" fo:text-align="start" style:justify-single-word="false"/>
      <style:text-properties officeooo:rsid="00248e3a" officeooo:paragraph-rsid="00248e3a"/>
    </style:style>
    <style:style style:name="P7" style:family="paragraph" style:parent-style-name="Text_20_body">
      <style:paragraph-properties fo:margin-top="0in" fo:margin-bottom="0.0181in" loext:contextual-spacing="false" fo:text-align="start" style:justify-single-word="false"/>
      <style:text-properties officeooo:rsid="0036f484" officeooo:paragraph-rsid="006cdc89"/>
    </style:style>
    <style:style style:name="P8" style:family="paragraph" style:parent-style-name="Text_20_body">
      <style:paragraph-properties fo:margin-top="0in" fo:margin-bottom="0.0181in" loext:contextual-spacing="false" fo:text-align="start" style:justify-single-word="false"/>
      <style:text-properties officeooo:rsid="0036f484" officeooo:paragraph-rsid="007c164c"/>
    </style:style>
    <style:style style:name="P9" style:family="paragraph" style:parent-style-name="Text_20_body">
      <style:paragraph-properties fo:margin-top="0in" fo:margin-bottom="0.0181in" loext:contextual-spacing="false" fo:text-align="start" style:justify-single-word="false"/>
      <style:text-properties officeooo:rsid="0036f484" officeooo:paragraph-rsid="0082ed65"/>
    </style:style>
    <style:style style:name="P10" style:family="paragraph" style:parent-style-name="Text_20_body">
      <style:paragraph-properties fo:margin-top="0in" fo:margin-bottom="0.0181in" loext:contextual-spacing="false" fo:text-align="start" style:justify-single-word="false"/>
      <style:text-properties officeooo:rsid="0036f484" officeooo:paragraph-rsid="008b121b"/>
    </style:style>
    <style:style style:name="P11" style:family="paragraph" style:parent-style-name="Text_20_body">
      <style:paragraph-properties fo:margin-top="0in" fo:margin-bottom="0.0181in" loext:contextual-spacing="false" fo:text-align="start" style:justify-single-word="false"/>
      <style:text-properties officeooo:rsid="0036f484" officeooo:paragraph-rsid="009becda"/>
    </style:style>
    <style:style style:name="P12" style:family="paragraph" style:parent-style-name="Text_20_body">
      <style:paragraph-properties fo:margin-top="0in" fo:margin-bottom="0.0181in" loext:contextual-spacing="false" fo:text-align="start" style:justify-single-word="false"/>
      <style:text-properties officeooo:rsid="003dc05d" officeooo:paragraph-rsid="006cdc89"/>
    </style:style>
    <style:style style:name="P13" style:family="paragraph" style:parent-style-name="Text_20_body">
      <style:paragraph-properties fo:margin-top="0in" fo:margin-bottom="0.0181in" loext:contextual-spacing="false" fo:text-align="start" style:justify-single-word="false"/>
      <style:text-properties officeooo:rsid="00513ed5" officeooo:paragraph-rsid="008ef024"/>
    </style:style>
    <style:style style:name="P14" style:family="paragraph" style:parent-style-name="Text_20_body">
      <style:paragraph-properties fo:margin-top="0in" fo:margin-bottom="0.0181in" loext:contextual-spacing="false" fo:text-align="start" style:justify-single-word="false"/>
      <style:text-properties officeooo:rsid="00513ed5" officeooo:paragraph-rsid="006cdc89"/>
    </style:style>
    <style:style style:name="P15" style:family="paragraph" style:parent-style-name="Text_20_body">
      <style:paragraph-properties fo:margin-top="0in" fo:margin-bottom="0.0181in" loext:contextual-spacing="false" fo:text-align="start" style:justify-single-word="false"/>
      <style:text-properties officeooo:rsid="007e09cf" officeooo:paragraph-rsid="009becda"/>
    </style:style>
    <style:style style:name="P16" style:family="paragraph" style:parent-style-name="Text_20_body">
      <style:paragraph-properties fo:margin-top="0in" fo:margin-bottom="0.0181in" loext:contextual-spacing="false" fo:text-align="start" style:justify-single-word="false"/>
      <style:text-properties officeooo:rsid="00b5bce9" officeooo:paragraph-rsid="00b5bce9"/>
    </style:style>
    <style:style style:name="P17" style:family="paragraph" style:parent-style-name="Text_20_body">
      <style:paragraph-properties fo:margin-left="0in" fo:margin-right="0in" fo:text-align="center" style:justify-single-word="false" fo:text-indent="0in" style:auto-text-indent="false"/>
      <style:text-properties officeooo:rsid="000294e1" officeooo:paragraph-rsid="00381723"/>
    </style:style>
    <style:style style:name="P18"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1a25e" officeooo:paragraph-rsid="0091a25e"/>
    </style:style>
    <style:style style:name="P19"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1a25e" officeooo:paragraph-rsid="0092e189"/>
    </style:style>
    <style:style style:name="P20"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a632e" officeooo:paragraph-rsid="00ba9bc2"/>
    </style:style>
    <style:style style:name="P21"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de285" officeooo:paragraph-rsid="009de285"/>
    </style:style>
    <style:style style:name="P22" style:family="paragraph" style:parent-style-name="Title">
      <style:text-properties officeooo:rsid="000294e1" officeooo:paragraph-rsid="000294e1"/>
    </style:style>
    <style:style style:name="P23" style:family="paragraph" style:parent-style-name="Heading_20_1">
      <style:paragraph-properties fo:text-align="center" style:justify-single-word="false"/>
      <style:text-properties officeooo:paragraph-rsid="00852307"/>
    </style:style>
    <style:style style:name="P24" style:family="paragraph" style:parent-style-name="Heading_20_1">
      <style:paragraph-properties fo:text-align="center" style:justify-single-word="false" fo:break-before="page"/>
      <style:text-properties officeooo:rsid="0021119c" officeooo:paragraph-rsid="0021119c"/>
    </style:style>
    <style:style style:name="P25" style:family="paragraph" style:parent-style-name="Text_20_body" style:list-style-name="L1">
      <style:text-properties officeooo:rsid="000ea66b" officeooo:paragraph-rsid="00852307"/>
    </style:style>
    <style:style style:name="P26" style:family="paragraph" style:parent-style-name="Text_20_body" style:list-style-name="L1">
      <style:text-properties officeooo:rsid="000ea66b" officeooo:paragraph-rsid="00bcfbac"/>
    </style:style>
    <style:style style:name="P27" style:family="paragraph" style:parent-style-name="Text_20_body" style:list-style-name="L1">
      <style:text-properties style:font-name="Liberation Serif" fo:font-size="12pt" officeooo:rsid="000ea66b" officeooo:paragraph-rsid="00852307" style:font-size-asian="12pt" style:font-size-complex="12pt"/>
    </style:style>
    <style:style style:name="P28" style:family="paragraph" style:parent-style-name="Text_20_body" style:list-style-name="L1">
      <style:paragraph-properties fo:margin-top="0in" fo:margin-bottom="0.0181in" loext:contextual-spacing="false" fo:text-align="start" style:justify-single-word="false"/>
      <style:text-properties officeooo:rsid="000294e1" officeooo:paragraph-rsid="00852307"/>
    </style:style>
    <style:style style:name="P29" style:family="paragraph" style:parent-style-name="Text_20_body" style:list-style-name="L2">
      <style:paragraph-properties fo:margin-top="0in" fo:margin-bottom="0.0181in" loext:contextual-spacing="false" fo:text-align="start" style:justify-single-word="false"/>
      <style:text-properties officeooo:rsid="00248e3a" officeooo:paragraph-rsid="00241b5f"/>
    </style:style>
    <style:style style:name="P30" style:family="paragraph" style:parent-style-name="Text_20_body" style:list-style-name="L2">
      <style:paragraph-properties fo:margin-top="0in" fo:margin-bottom="0.0181in" loext:contextual-spacing="false" fo:text-align="start" style:justify-single-word="false"/>
      <style:text-properties officeooo:rsid="00248e3a" officeooo:paragraph-rsid="002bdba1"/>
    </style:style>
    <style:style style:name="P31" style:family="paragraph" style:parent-style-name="Text_20_body" style:list-style-name="L2">
      <style:paragraph-properties fo:margin-top="0in" fo:margin-bottom="0.0181in" loext:contextual-spacing="false" fo:text-align="start" style:justify-single-word="false"/>
      <style:text-properties officeooo:rsid="00248e3a" officeooo:paragraph-rsid="00248e3a"/>
    </style:style>
    <style:style style:name="P32" style:family="paragraph" style:parent-style-name="Text_20_body" style:list-style-name="L1">
      <style:paragraph-properties fo:margin-top="0in" fo:margin-bottom="0.0181in" loext:contextual-spacing="false" fo:text-align="start" style:justify-single-word="false"/>
      <style:text-properties officeooo:rsid="0028f467" officeooo:paragraph-rsid="0028f467"/>
    </style:style>
    <style:style style:name="P33" style:family="paragraph" style:parent-style-name="Text_20_body" style:list-style-name="L1">
      <style:paragraph-properties fo:margin-top="0in" fo:margin-bottom="0.0181in" loext:contextual-spacing="false" fo:text-align="start" style:justify-single-word="false"/>
      <style:text-properties officeooo:rsid="0039887f" officeooo:paragraph-rsid="003aa21a"/>
    </style:style>
    <style:style style:name="P34" style:family="paragraph" style:parent-style-name="Text_20_body" style:list-style-name="L1">
      <style:paragraph-properties fo:margin-top="0in" fo:margin-bottom="0.0181in" loext:contextual-spacing="false" fo:text-align="start" style:justify-single-word="false"/>
      <style:text-properties officeooo:rsid="003aa21a" officeooo:paragraph-rsid="005199ce"/>
    </style:style>
    <style:style style:name="P35" style:family="paragraph" style:parent-style-name="Text_20_body" style:list-style-name="L1">
      <style:paragraph-properties fo:margin-top="0in" fo:margin-bottom="0.0181in" loext:contextual-spacing="false" fo:text-align="start" style:justify-single-word="false"/>
      <style:text-properties officeooo:rsid="00513ed5" officeooo:paragraph-rsid="008ef024"/>
    </style:style>
    <style:style style:name="P36" style:family="paragraph" style:parent-style-name="Text_20_body" style:list-style-name="L1">
      <style:paragraph-properties fo:margin-top="0in" fo:margin-bottom="0.0181in" loext:contextual-spacing="false" fo:text-align="start" style:justify-single-word="false"/>
      <style:text-properties officeooo:rsid="003b96bc" officeooo:paragraph-rsid="006cdc89"/>
    </style:style>
    <style:style style:name="P37" style:family="paragraph" style:parent-style-name="Text_20_body" style:list-style-name="L1">
      <style:paragraph-properties fo:margin-top="0in" fo:margin-bottom="0.0181in" loext:contextual-spacing="false" fo:text-align="start" style:justify-single-word="false"/>
      <style:text-properties officeooo:rsid="0036f484" officeooo:paragraph-rsid="006cdc89"/>
    </style:style>
    <style:style style:name="P38" style:family="paragraph" style:parent-style-name="Text_20_body" style:list-style-name="L1">
      <style:paragraph-properties fo:margin-top="0in" fo:margin-bottom="0.0181in" loext:contextual-spacing="false" fo:text-align="start" style:justify-single-word="false"/>
      <style:text-properties officeooo:rsid="0036f484" officeooo:paragraph-rsid="009184be"/>
    </style:style>
    <style:style style:name="P39" style:family="paragraph" style:parent-style-name="Text_20_body" style:list-style-name="L1">
      <style:paragraph-properties fo:margin-top="0in" fo:margin-bottom="0.0181in" loext:contextual-spacing="false" fo:text-align="start" style:justify-single-word="false"/>
      <style:text-properties officeooo:rsid="0036f484" officeooo:paragraph-rsid="0098f40e"/>
    </style:style>
    <style:style style:name="P40" style:family="paragraph" style:parent-style-name="Text_20_body" style:list-style-name="L1">
      <style:paragraph-properties fo:margin-top="0in" fo:margin-bottom="0.0181in" loext:contextual-spacing="false" fo:text-align="start" style:justify-single-word="false"/>
      <style:text-properties officeooo:rsid="0036f484" officeooo:paragraph-rsid="007c164c"/>
    </style:style>
    <style:style style:name="P41" style:family="paragraph" style:parent-style-name="Text_20_body" style:list-style-name="L1">
      <style:paragraph-properties fo:margin-top="0in" fo:margin-bottom="0.0181in" loext:contextual-spacing="false" fo:text-align="start" style:justify-single-word="false"/>
      <style:text-properties officeooo:rsid="0036f484" officeooo:paragraph-rsid="0082ed65"/>
    </style:style>
    <style:style style:name="P42" style:family="paragraph" style:parent-style-name="Text_20_body" style:list-style-name="L1">
      <style:paragraph-properties fo:margin-top="0in" fo:margin-bottom="0.0181in" loext:contextual-spacing="false" fo:text-align="start" style:justify-single-word="false"/>
      <style:text-properties officeooo:rsid="003efef6" officeooo:paragraph-rsid="006cdc89"/>
    </style:style>
    <style:style style:name="P43" style:family="paragraph" style:parent-style-name="Text_20_body" style:list-style-name="L1">
      <style:paragraph-properties fo:margin-top="0in" fo:margin-bottom="0.0181in" loext:contextual-spacing="false" fo:text-align="start" style:justify-single-word="false"/>
      <style:text-properties officeooo:rsid="0098f40e" officeooo:paragraph-rsid="0098f40e"/>
    </style:style>
    <style:style style:name="P44" style:family="paragraph" style:parent-style-name="Text_20_body" style:list-style-name="L1">
      <style:paragraph-properties fo:margin-top="0in" fo:margin-bottom="0.0181in" loext:contextual-spacing="false" fo:text-align="start" style:justify-single-word="false"/>
      <style:text-properties officeooo:rsid="0082ed65" officeooo:paragraph-rsid="008b121b"/>
    </style:style>
    <style:style style:name="T1" style:family="text">
      <style:text-properties officeooo:rsid="000ea66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3d57"/>
    </style:style>
    <style:style style:name="T4" style:family="text">
      <style:text-properties style:text-underline-style="solid" style:text-underline-width="auto" style:text-underline-color="font-color" officeooo:rsid="00129c7f"/>
    </style:style>
    <style:style style:name="T5" style:family="text">
      <style:text-properties style:text-underline-style="solid" style:text-underline-width="auto" style:text-underline-color="font-color" officeooo:rsid="0012a46e"/>
    </style:style>
    <style:style style:name="T6" style:family="text">
      <style:text-properties style:text-underline-style="solid" style:text-underline-width="auto" style:text-underline-color="font-color" officeooo:rsid="000ea66b"/>
    </style:style>
    <style:style style:name="T7" style:family="text">
      <style:text-properties style:text-underline-style="solid" style:text-underline-width="auto" style:text-underline-color="font-color" officeooo:rsid="00bcfbac"/>
    </style:style>
    <style:style style:name="T8" style:family="text">
      <style:text-properties style:text-underline-style="solid" style:text-underline-width="auto" style:text-underline-color="font-color" officeooo:rsid="00be77e6"/>
    </style:style>
    <style:style style:name="T9" style:family="text">
      <style:text-properties officeooo:rsid="00113d57"/>
    </style:style>
    <style:style style:name="T10" style:family="text">
      <style:text-properties officeooo:rsid="00129c7f"/>
    </style:style>
    <style:style style:name="T11" style:family="text">
      <style:text-properties fo:color="#000000" style:text-underline-style="solid" style:text-underline-width="auto" style:text-underline-color="font-color" officeooo:rsid="00113d57"/>
    </style:style>
    <style:style style:name="T12" style:family="text">
      <style:text-properties fo:color="#000000" style:text-underline-style="solid" style:text-underline-width="auto" style:text-underline-color="font-color" officeooo:rsid="0014f7ac"/>
    </style:style>
    <style:style style:name="T13" style:family="text">
      <style:text-properties fo:color="#000000" officeooo:rsid="00113d57"/>
    </style:style>
    <style:style style:name="T14" style:family="text">
      <style:text-properties fo:color="#000000" officeooo:rsid="0014f7ac"/>
    </style:style>
    <style:style style:name="T15" style:family="text">
      <style:text-properties fo:color="#000000" officeooo:rsid="00181dbf"/>
    </style:style>
    <style:style style:name="T16" style:family="text">
      <style:text-properties fo:color="#000000" officeooo:rsid="0019e38a"/>
    </style:style>
    <style:style style:name="T17" style:family="text">
      <style:text-properties fo:color="#000000" officeooo:rsid="001d8e56"/>
    </style:style>
    <style:style style:name="T18" style:family="text">
      <style:text-properties fo:color="#000000" officeooo:rsid="001f1868"/>
    </style:style>
    <style:style style:name="T19" style:family="text">
      <style:text-properties style:font-name="Liberation Serif" officeooo:rsid="00129c7f"/>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113d57" style:font-size-asian="12pt" style:font-size-complex="12pt"/>
    </style:style>
    <style:style style:name="T22" style:family="text">
      <style:text-properties style:font-name="Liberation Serif" fo:font-size="12pt" officeooo:rsid="00129c7f" style:font-size-asian="12pt" style:font-size-complex="12pt"/>
    </style:style>
    <style:style style:name="T23" style:family="text">
      <style:text-properties style:font-name="Liberation Serif" fo:font-size="12pt" officeooo:rsid="006bb4c2" style:font-size-asian="12pt" style:font-size-complex="12pt"/>
    </style:style>
    <style:style style:name="T24" style:family="text">
      <style:text-properties style:font-name="Liberation Serif" fo:font-size="12pt" officeooo:rsid="00bb0df6" style:font-size-asian="12pt" style:font-size-complex="12pt"/>
    </style:style>
    <style:style style:name="T25" style:family="text">
      <style:text-properties style:font-name="Liberation Serif" fo:font-size="12pt" officeooo:rsid="00bbb294" style:font-size-asian="12pt" style:font-size-complex="12pt"/>
    </style:style>
    <style:style style:name="T26" style:family="text">
      <style:text-properties style:font-name="Liberation Serif" fo:font-size="12pt" officeooo:rsid="00bc8594" style:font-size-asian="12pt" style:font-size-complex="12pt"/>
    </style:style>
    <style:style style:name="T27" style:family="text">
      <style:text-properties style:font-name="Liberation Serif" fo:font-size="12pt" style:text-underline-style="solid" style:text-underline-width="auto" style:text-underline-color="font-color" style:font-size-asian="12pt" style:font-size-complex="12pt"/>
    </style:style>
    <style:style style:name="T28" style:family="text">
      <style:text-properties officeooo:rsid="0021119c"/>
    </style:style>
    <style:style style:name="T29" style:family="text">
      <style:text-properties officeooo:rsid="0022ce00"/>
    </style:style>
    <style:style style:name="T30" style:family="text">
      <style:text-properties officeooo:rsid="00248e3a"/>
    </style:style>
    <style:style style:name="T31" style:family="text">
      <style:text-properties officeooo:rsid="002849ff"/>
    </style:style>
    <style:style style:name="T32" style:family="text">
      <style:text-properties officeooo:rsid="002bdba1"/>
    </style:style>
    <style:style style:name="T33" style:family="text">
      <style:text-properties officeooo:rsid="002eaa3c"/>
    </style:style>
    <style:style style:name="T34" style:family="text">
      <style:text-properties officeooo:rsid="0036f484"/>
    </style:style>
    <style:style style:name="T35" style:family="text">
      <style:text-properties officeooo:rsid="0039887f"/>
    </style:style>
    <style:style style:name="T36" style:family="text">
      <style:text-properties officeooo:rsid="0040207f"/>
    </style:style>
    <style:style style:name="T37" style:family="text">
      <style:text-properties officeooo:rsid="0041cfe7"/>
    </style:style>
    <style:style style:name="T38" style:family="text">
      <style:text-properties officeooo:rsid="00439dee"/>
    </style:style>
    <style:style style:name="T39" style:family="text">
      <style:text-properties fo:font-weight="bold" style:font-weight-asian="bold" style:font-weight-complex="bold"/>
    </style:style>
    <style:style style:name="T40" style:family="text">
      <style:text-properties fo:font-weight="bold" officeooo:rsid="002849ff" style:font-weight-asian="bold" style:font-weight-complex="bold"/>
    </style:style>
    <style:style style:name="T41" style:family="text">
      <style:text-properties fo:font-weight="bold" officeooo:rsid="0039887f" style:font-weight-asian="bold" style:font-weight-complex="bold"/>
    </style:style>
    <style:style style:name="T42" style:family="text">
      <style:text-properties fo:font-weight="bold" officeooo:rsid="0032cb6f" style:font-weight-asian="bold" style:font-weight-complex="bold"/>
    </style:style>
    <style:style style:name="T43" style:family="text">
      <style:text-properties fo:font-weight="bold" officeooo:rsid="002eaa3c" style:font-weight-asian="bold" style:font-weight-complex="bold"/>
    </style:style>
    <style:style style:name="T44" style:family="text">
      <style:text-properties fo:font-weight="bold" officeooo:rsid="0036f484" style:font-weight-asian="bold" style:font-weight-complex="bold"/>
    </style:style>
    <style:style style:name="T45" style:family="text">
      <style:text-properties officeooo:rsid="005bc161"/>
    </style:style>
    <style:style style:name="T46" style:family="text">
      <style:text-properties officeooo:rsid="00651da7"/>
    </style:style>
    <style:style style:name="T47" style:family="text">
      <style:text-properties officeooo:rsid="00715968"/>
    </style:style>
    <style:style style:name="T48" style:family="text">
      <style:text-properties officeooo:rsid="007e22a7"/>
    </style:style>
    <style:style style:name="T49" style:family="text">
      <style:text-properties officeooo:rsid="00852307"/>
    </style:style>
    <style:style style:name="T50" style:family="text">
      <style:text-properties officeooo:rsid="008618ec"/>
    </style:style>
    <style:style style:name="T51" style:family="text">
      <style:text-properties officeooo:rsid="0087a7ca"/>
    </style:style>
    <style:style style:name="T52" style:family="text">
      <style:text-properties officeooo:rsid="0089e864"/>
    </style:style>
    <style:style style:name="T53" style:family="text">
      <style:text-properties officeooo:rsid="008ef024"/>
    </style:style>
    <style:style style:name="T54" style:family="text">
      <style:text-properties officeooo:rsid="0092e189"/>
    </style:style>
    <style:style style:name="T55" style:family="text">
      <style:text-properties officeooo:rsid="00999191"/>
    </style:style>
    <style:style style:name="T56" style:family="text">
      <style:text-properties officeooo:rsid="009de285"/>
    </style:style>
    <style:style style:name="T57" style:family="text">
      <style:text-properties officeooo:rsid="00a58684"/>
    </style:style>
    <style:style style:name="T58" style:family="text">
      <style:text-properties officeooo:rsid="00b28f45"/>
    </style:style>
    <style:style style:name="T59" style:family="text">
      <style:text-properties officeooo:rsid="00b755be"/>
    </style:style>
    <style:style style:name="T60" style:family="text">
      <style:text-properties officeooo:rsid="00b76ad6"/>
    </style:style>
    <style:style style:name="T61" style:family="text">
      <style:text-properties officeooo:rsid="00ba10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o’s Halo Whitepapers:</text:p>
      <text:h text:style-name="P23" text:outline-level="1">Glossary of terms</text:h>
      <text:list xml:id="list1398848686" text:style-name="L1">
        <text:list-item>
          <text:p text:style-name="P25"><text:span text:style-name="T3">Endianness</text:span><text:span text:style-name="T2">:</text:span><text:tab/><text:span text:style-name="T9">When storing a value that occupies more than one byte, there are 2 ways to order the bytes: big and little endian. This is essentially the difference between writing “one thousand two hundr</text:span><text:span text:style-name="T21">ed thirty-four” as 1234 or 4321. Little endian stores the bytes from least significant to most, while big endian is the reverse. In the above example, 1234 is big and 4321 is little.</text:span><text:span text:style-name="T24"> Encoding </text:span><text:span text:style-name="T26">that number(</text:span><text:span text:style-name="T24">1234</text:span><text:span text:style-name="T26">)</text:span><text:span text:style-name="T24"> </text:span><text:span text:style-name="T26">as a 4</text:span><text:span text:style-name="T24"> </text:span><text:span text:style-name="T25">byte</text:span><text:span text:style-name="T26"> integer</text:span><text:span text:style-name="T24"> would produce </text:span><text:span text:style-name="T26">either 00 00 </text:span><text:span text:style-name="T24">04 D2(big endian) or D2 04</text:span><text:span text:style-name="T26"> 00 00 </text:span><text:span text:style-name="T24">(little endian). </text:span></text:p>
        </text:list-item>
        <text:list-item>
          <text:p text:style-name="P27"><text:span text:style-name="T12">Contiguous</text:span><text:span text:style-name="T11">:</text:span><text:span text:style-name="T13"><text:tab/></text:span><text:span text:style-name="T14">When referring to </text:span><text:span text:style-name="T17">struct</text:span><text:span text:style-name="T14"> arrays, this means every </text:span><text:span text:style-name="T15">struct</text:span><text:span text:style-name="T14"> directly </text:span><text:span text:style-name="T15">touch</text:span><text:span text:style-name="T18">es</text:span><text:span text:style-name="T14"> </text:span><text:span text:style-name="T18">the ones it is next to</text:span><text:span text:style-name="T14"> in memory</text:span><text:span text:style-name="T16">(</text:span><text:span text:style-name="T14">there is no padding between structs</text:span><text:span text:style-name="T16">)</text:span><text:span text:style-name="T14">.</text:span></text:p>
        </text:list-item>
        <text:list-item>
          <text:p text:style-name="P25"><text:span text:style-name="T27">Reflexive:</text:span><text:span text:style-name="T20"><text:tab/>Some people call these </text:span><text:span text:style-name="T23">t_blocks or </text:span><text:span text:style-name="T20">TagBlocks</text:span><text:span text:style-name="T22">(including Bungie developers), </text:span><text:span text:style-name="T23">so keep that in mind</text:span><text:span text:style-name="T22">.</text:span><text:span text:style-name="T19"> A reflexive is composed of 2</text:span><text:span text:style-name="T10"> parts, a header and a struct array. The header is 12 bytes long and specifies the number of entries in the array, the arrays offset(when in a mapfile), and an id of some sort(I don’t know what it's for, I just believe it’s some sort of id).</text:span></text:p>
        </text:list-item>
        <text:list-item>
          <text:p text:style-name="P25"><text:span text:style-name="T4">RawdataRef</text:span><text:span text:style-name="T2">:</text:span><text:tab/></text:p>
        </text:list-item>
        <text:list-item>
          <text:p text:style-name="P25"><text:span text:style-name="T4">Dependency</text:span><text:span text:style-name="T8">/TagIndexRef</text:span><text:span text:style-name="T2">:</text:span><text:tab/></text:p>
        </text:list-item>
        <text:list-item>
          <text:p text:style-name="P26"><text:span text:style-name="T5">Map magic</text:span><text:span text:style-name="T2">:</text:span><text:tab/></text:p>
        </text:list-item>
        <text:list-item>
          <text:p text:style-name="P26"><text:span text:style-name="T7">Base address</text:span><text:span text:style-name="T2">:</text:span><text:tab/></text:p>
        </text:list-item>
        <text:list-item>
          <text:p text:style-name="P25"><text:span text:style-name="T5">TagIndex</text:span><text:span text:style-name="T2">:</text:span><text:tab/></text:p>
        </text:list-item>
        <text:list-item>
          <text:p text:style-name="P25"><text:span text:style-name="T5">Metadata</text:span><text:span text:style-name="T2">:</text:span><text:tab/></text:p>
        </text:list-item>
        <text:list-item>
          <text:p text:style-name="P28"><text:span text:style-name="T5">Tagfile</text:span><text:span text:style-name="T6">:</text:span><text:span text:style-name="T1"><text:tab/></text:span></text:p>
        </text:list-item>
      </text:list>
      <text:h text:style-name="P24" text:outline-level="1">Field type naming scheme</text:h>
      <text:p text:style-name="P1"><text:tab/><text:span text:style-name="T28">Whenever a type of field is specified it will be referred to using a short hand name. These short hand names follow a well defined and intuitive naming scheme. This scheme is the same you will find in my Reclaimer library, so learning to read it here will allow you to easily read the struct definitions in Reclaimer. Those of you experienced with binary data can likely just skim this and get what you need. Here is the general format of a field type name:</text:span></text:p>
      <text:p text:style-name="P17"><text:tab/><text:span text:style-name="T29">{endian}{sign}{granularity}{type}{subtypes…}</text:span></text:p>
      <text:p text:style-name="P19">Here are some examples:<text:tab/>LUEnumBig, <text:s/>BitBool, <text:s/>BS1IntBig, <text:s/>Bit, <text:s/>LBitStruct<text:span text:style-name="T54">, D</text:span>oubleArray<text:span text:style-name="T56">,</text:span></text:p>
      <text:p text:style-name="P21"><text:tab/>FlSEnum32, <text:s/>Reflexive, <text:s/>FlStrUTF16, <text:s/>StrLatin1Enum</text:p>
      <text:p text:style-name="P18"/>
      <text:p text:style-name="P20"><text:span text:style-name="T61">Reclaimer uses a LOT of macro functions to simplify definitions, so run its tag_definition_extractor.py program to get non-macro'd structure definitions which use this naming convention. </text:span>Here is what each of those pieces means(stuff not pertinent to Halo ha<text:span text:style-name="T57">s</text:span> been removed for simplicity).</text:p>
      <text:p text:style-name="P18"/>
      <text:p text:style-name="P3"><text:span text:style-name="T39">{endian}</text:span> <text:span text:style-name="T45">should always</text:span> be omitted if <text:span text:style-name="T45">the endianness matches the assumed one</text:span>(little for maps and big for tagfiles). <text:span text:style-name="T30">The only time it should be specified is for fields which are ALWAYS little endian, regardless of whether it is in a mapfile or tagfile. Endianness is meaningless to single byte fields, so it is omitted(like UEnum8 and StrAscii). Here are the endianness specifiers:</text:span></text:p>
      <text:list xml:id="list3653938989" text:style-name="L2">
        <text:list-item>
          <text:p text:style-name="P29">B:<text:tab/>Field is big endian.</text:p>
        </text:list-item>
        <text:list-item>
          <text:p text:style-name="P30">L:<text:tab/>Field is <text:span text:style-name="T32">l</text:span>ittle endian.</text:p>
        </text:list-item>
        <text:list-item>
          <text:p text:style-name="P31">Fl:<text:tab/>Field is ALWAYS little endian, even if forced into big endian mode(Fl == forced little)</text:p>
        </text:list-item>
      </text:list>
      <text:p text:style-name="P6"/>
      <text:p text:style-name="P2"><text:span text:style-name="T40">{sign}</text:span><text:span text:style-name="T31"> is only used for integer types(and is required for them), such as integers and most enumerators. This simply specifies if the integer is unsigned, signed, and(if it is signed) how it is signed.</text:span></text:p>
      <text:list xml:id="list123055690112129" text:continue-list="list1398848686" text:style-name="L1">
        <text:list-item>
          <text:p text:style-name="P32">U:<text:tab/>Unsigned</text:p>
        </text:list-item>
        <text:list-item>
          <text:p text:style-name="P32">S:<text:tab/>Twos compliment signed(current standard for most languages)</text:p>
        </text:list-item>
        <text:list-item>
          <text:p text:style-name="P33">S1:<text:tab/>Ones compliment signed</text:p>
        </text:list-item>
      </text:list>
      <text:p text:style-name="P4"/>
      <text:p text:style-name="P5"><text:span text:style-name="T41">{granularity}</text:span><text:span text:style-name="T35"> specifies the address size this field type operates on(or the fields inside it if it is a struct). Currently there are only 2 options; Bit and Byte. There will NEVER be a time where Byte is explicitly specified, as it is the default addressing size and should be assumed.</text:span></text:p>
      <text:list xml:id="list123054710212756" text:continue-numbering="true" text:style-name="L1">
        <text:list-item>
          <text:p text:style-name="P34">Bit:<text:tab/><text:tab/>This fields data is aligned on a bit level. BitStruct fields must be used to contain all other field types with Bit level {granularity}, such as UBitInt, BitBool, etc. Something else to keep in mind, endianness doesn’t exist inside a BitStruct as the fields don’t operate on bytes.</text:p>
        </text:list-item>
        <text:list-item>
          <text:p text:style-name="P35">Byte:<text:tab/><text:span text:style-name="T55"><text:tab/>This fields data is aligned on a byte level. This means the field starts and ends at multiples of 8 bits. This is the most common alignment and should be assumed if not specified.</text:span></text:p>
        </text:list-item>
      </text:list>
      <text:p text:style-name="P13"><text:soft-page-break/></text:p>
      <text:p text:style-name="P13"><text:span text:style-name="T44">{type}</text:span><text:span text:style-name="T34"> is the basic type of data the field represents. If {type} is not specified, assume it is Int.</text:span></text:p>
      <text:list xml:id="list123055403377698" text:continue-numbering="true" text:style-name="L1">
        <text:list-item>
          <text:p text:style-name="P36">Bytearray/Bytes:<text:tab/><text:span text:style-name="T53">Field is unencoded, raw bytes. Nothing special about it.</text:span></text:p>
        </text:list-item>
        <text:list-item>
          <text:p text:style-name="P37">Float/<text:span text:style-name="T37">Double</text:span>:<text:tab/><text:tab/><text:span text:style-name="T53">Field is a floating point number. Doubles have twice the size and precision of Floats. Floats are 4 bytes long while Doubles are 8.</text:span></text:p>
        </text:list-item>
        <text:list-item>
          <text:p text:style-name="P37">Str/<text:span text:style-name="T38">CStr</text:span>:<text:tab/><text:span text:style-name="T53">Field is a string of characters using a specific encoding(like Ascii or Utf8).</text:span></text:p>
        </text:list-item>
        <text:list-item>
          <text:p text:style-name="P38">Int:<text:tab/><text:span text:style-name="T55"><text:tab/>Field is a type of integer. Specifying this should be omitted if the {subtypes} include Bool, Enum or Timestamp, as they imply it.</text:span></text:p>
        </text:list-item>
        <text:list-item>
          <text:p text:style-name="P38"><text:span text:style-name="T36">Pad</text:span>:<text:tab/><text:span text:style-name="T55"><text:tab/>Field is simply padding between the previous and next field. Size of padding is measured in the parent fields granularity(Bits inside a BitStruct, Bytes elsewhere).</text:span></text:p>
        </text:list-item>
      </text:list>
      <text:p text:style-name="P7"/>
      <text:p text:style-name="P12"><text:tab/>These <text:span text:style-name="T47">{</text:span>types<text:span text:style-name="T47">}</text:span> <text:span text:style-name="T46">are containers for other fields.</text:span></text:p>
      <text:list xml:id="list123056789112654" text:continue-numbering="true" text:style-name="L1">
        <text:list-item>
          <text:p text:style-name="P42">Container:<text:tab/>Used as a container for any number of any other kinds of fields. Fields inside are read and written one by one in the order they are defined.</text:p>
        </text:list-item>
        <text:list-item>
          <text:p text:style-name="P39">Struct:<text:span text:style-name="T55"><text:tab/><text:tab/>Same as the above, except a Struct has a predetermined size in bytes and all fields within it have predetermined offsets within the Struct.</text:span></text:p>
        </text:list-item>
        <text:list-item>
          <text:p text:style-name="P43">BitStructs:<text:tab/>A Struct that bridges between bits and bytes. This is the only field which other Bit {granularity} fields can be placed within.</text:p>
        </text:list-item>
        <text:list-item>
          <text:p text:style-name="P37">Array:<text:tab/><text:span text:style-name="T55"><text:tab/></text:span></text:p>
        </text:list-item>
      </text:list>
      <text:p text:style-name="P7"/>
      <text:p text:style-name="P14"><text:span text:style-name="T43">{subtype</text:span><text:span text:style-name="T42">s</text:span><text:span text:style-name="T43">}</text:span><text:span text:style-name="T33"> is a bit ad-hoc, as it really depends on the {type}. {subtypes} isn’t even needed when the {type} specifies everything you need to know. Here are the {subtypes} for the most common {type}s, arranged in the order they will appear in the field types name:</text:span></text:p>
      <text:list xml:id="list123055096765044" text:continue-numbering="true" text:style-name="L1">
        <text:list-item>
          <text:p text:style-name="P40">Str/<text:span text:style-name="T38">CStr:<text:tab/>Raw / {encoding} / Enum</text:span></text:p>
        </text:list-item>
      </text:list>
      <text:p text:style-name="P8"><text:tab/><text:tab/><text:span text:style-name="T49">CStr means the string has no specified length, and the length is instead determined</text:span></text:p>
      <text:p text:style-name="P8"><text:tab/><text:tab/><text:span text:style-name="T49">by looking for the 0x00 delimiter on the end of the string.</text:span></text:p>
      <text:p text:style-name="P8"><text:tab/><text:tab/><text:span text:style-name="T49">Raw means the string does not use delimiters, so 0x00 is a valid, usable character.</text:span></text:p>
      <text:p text:style-name="P15"><text:tab/><text:tab/>{encoding} is the <text:span text:style-name="T58">name of the</text:span> encoding<text:span text:style-name="T58"> used</text:span>, such as Ascii, Utf8, Utf32, Latin1, etc.</text:p>
      <text:p text:style-name="P11"><text:tab/><text:tab/><text:span text:style-name="T51">Enum means the field has specific values it can be set to which have specific meanings.</text:span></text:p>
      <text:list xml:id="list123056846484317" text:continue-numbering="true" text:style-name="L1">
        <text:list-item>
          <text:p text:style-name="P41">Int:<text:tab/><text:tab/><text:span text:style-name="T48">(Enum | Bool | Timestamp) / (8 | 16 | 24 | 32 | 64 | Big) / Array</text:span></text:p>
        </text:list-item>
      </text:list>
      <text:p text:style-name="P9"><text:tab/><text:tab/><text:span text:style-name="T51">Enum means the field has specific values it can be set to which have specific meanings.</text:span></text:p>
      <text:p text:style-name="P9"><text:tab/><text:tab/><text:span text:style-name="T51">Bool means each bit is used as a True/False flag(instead of reading the Int as a number).</text:span></text:p>
      <text:p text:style-name="P16"><text:tab/><text:tab/>Timestamp means the field is a measure of the number of seconds since some <text:span text:style-name="T59"><text:tab/><text:tab/><text:tab/>standardized </text:span>point in<text:span text:style-name="T60"> </text:span>time(this point is usually referred to as an epoch).</text:p>
      <text:p text:style-name="P9"><text:tab/><text:tab/><text:span text:style-name="T50">The numbers specify the bit size of the Int(Big means the size is specified elsewhere).</text:span></text:p>
      <text:p text:style-name="P9"><text:tab/><text:tab/><text:span text:style-name="T52">Array means the field is a contiguous array of the specified kind of Int.</text:span></text:p>
      <text:list xml:id="list123056764868256" text:continue-numbering="true" text:style-name="L1">
        <text:list-item>
          <text:p text:style-name="P44">Float/Double:<text:tab/>Timestamp / Array</text:p>
        </text:list-item>
      </text:list>
      <text:p text:style-name="P10"><text:tab/><text:tab/><text:span text:style-name="T52">Array means the field is a contiguous array of Floats/Dou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MS Shell Dlg" svg:font-family="'MS Shell Dlg'"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3.3.2$Windows_X86_64 LibreOffice_project/3d9a8b4b4e538a85e0782bd6c2d430bafe583448</meta:generator>
    <dc:date>2017-11-16T12:30:54.012000000</dc:date>
    <meta:editing-duration>P1DT18H9M4S</meta:editing-duration>
    <meta:editing-cycles>173</meta:editing-cycles>
    <meta:document-statistic meta:table-count="0" meta:image-count="0" meta:object-count="0" meta:page-count="3" meta:paragraph-count="55" meta:word-count="1092" meta:character-count="6305" meta:non-whitespace-character-count="5245"/>
  </office:meta>
</office:document-meta>
</file>